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Section with rdf metadata</text:p>
      </text:section>
      <text:section text:style-name="Sect1" text:name="Section2">
        <text:p text:style-name="Standard">Section with old style metadata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20T22:19:08</meta:creation-date>
    <dc:date>2011-02-22T17:13:03</dc:date>
    <dc:creator>Ashok Hariharan</dc:creator>
    <meta:editing-duration>PT1M51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9" meta:character-count="56"/>
  </office:meta>
</office:document-meta>
</file>